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7ab0b4" officeooo:paragraph-rsid="007ab0b4" style:font-weight-asian="bold" style:font-weight-complex="bold"/>
    </style:style>
    <style:style style:name="P2" style:family="paragraph" style:parent-style-name="Text_20_body">
      <style:text-properties style:font-name="Liberation Sans" fo:font-weight="bold" officeooo:rsid="0063d719" officeooo:paragraph-rsid="0063d719" style:font-weight-asian="bold" style:font-weight-complex="bold"/>
    </style:style>
    <style:style style:name="P3" style:family="paragraph" style:parent-style-name="Text_20_body">
      <style:text-properties style:font-name="Liberation Sans" officeooo:rsid="00a02b72" officeooo:paragraph-rsid="00a02b72"/>
    </style:style>
    <style:style style:name="P4" style:family="paragraph" style:parent-style-name="Text_20_body">
      <style:text-properties style:font-name="Liberation Sans" officeooo:rsid="00a1522b" officeooo:paragraph-rsid="00a1522b"/>
    </style:style>
    <style:style style:name="P5" style:family="paragraph" style:parent-style-name="Text_20_body">
      <style:text-properties fo:font-variant="normal" fo:text-transform="none" fo:color="#24292e" style:font-name="Liberation Sans" fo:font-size="12pt" fo:letter-spacing="normal" fo:font-style="normal" fo:font-weight="normal" officeooo:rsid="009a3449" officeooo:paragraph-rsid="009d59ab"/>
    </style:style>
    <style:style style:name="P6" style:family="paragraph" style:parent-style-name="Text_20_body">
      <style:text-properties officeooo:paragraph-rsid="00a02b72"/>
    </style:style>
    <style:style style:name="P7" style:family="paragraph" style:parent-style-name="Subtitle">
      <style:text-properties style:font-name="Liberation Sans" officeooo:rsid="0012579c" officeooo:paragraph-rsid="000e303f"/>
    </style:style>
    <style:style style:name="P8" style:family="paragraph" style:parent-style-name="Title">
      <style:text-properties style:font-name="Liberation Sans" officeooo:rsid="00a02b72" officeooo:paragraph-rsid="00a02b72"/>
    </style:style>
    <style:style style:name="P9" style:family="paragraph" style:parent-style-name="Heading_20_3">
      <style:text-properties officeooo:rsid="00a1522b" officeooo:paragraph-rsid="00a1522b"/>
    </style:style>
    <style:style style:name="P10" style:family="paragraph" style:parent-style-name="Text_20_body">
      <style:text-properties style:font-name="Liberation Sans" officeooo:rsid="00a2e317" officeooo:paragraph-rsid="00a2e317"/>
    </style:style>
    <style:style style:name="P11" style:family="paragraph" style:parent-style-name="Text_20_body">
      <style:text-properties style:font-name="Liberation Sans" officeooo:rsid="00a2e317" officeooo:paragraph-rsid="00a2e317"/>
    </style:style>
    <style:style style:name="P12" style:family="paragraph" style:parent-style-name="Heading_20_1">
      <style:text-properties style:font-name="Liberation Sans" officeooo:rsid="0037eda6" officeooo:paragraph-rsid="0037eda6"/>
    </style:style>
    <style:style style:name="P13" style:family="paragraph" style:parent-style-name="Heading_20_1">
      <style:text-properties officeooo:rsid="00a02b72" officeooo:paragraph-rsid="00a02b72"/>
    </style:style>
    <style:style style:name="P14" style:family="paragraph" style:parent-style-name="Heading_20_3">
      <style:text-properties officeooo:rsid="00a1522b" officeooo:paragraph-rsid="00a1522b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37eda6"/>
    </style:style>
    <style:style style:name="T3" style:family="text">
      <style:text-properties style:font-name="Liberation Sans" officeooo:rsid="009d59ab"/>
    </style:style>
    <style:style style:name="T4" style:family="text">
      <style:text-properties style:font-name="Liberation Sans" officeooo:rsid="00a02b72"/>
    </style:style>
    <style:style style:name="T5" style:family="text">
      <style:text-properties style:font-name="Liberation Sans" officeooo:rsid="00a2e317"/>
    </style:style>
    <style:style style:name="T6" style:family="text">
      <style:text-properties officeooo:rsid="00659e33"/>
    </style:style>
    <style:style style:name="T7" style:family="text">
      <style:text-properties officeooo:rsid="00a02b72"/>
    </style:style>
    <style:style style:name="T8" style:family="text">
      <style:text-properties officeooo:rsid="00a2e3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8">Unscented</text:span> Kalman Filter</text:p>
      <text:p text:style-name="P7">Andreas Gotterba</text:p>
      <text:h text:style-name="P12" text:outline-level="1"><text:span text:style-name="T6">1 Edited</text:span> Files</text:h>
      <text:p text:style-name="P1"><text:span text:style-name="T2"><text:tab/>a</text:span><text:span text:style-name="T1">gotterba_</text:span><text:span text:style-name="T5">u</text:span><text:span text:style-name="T4">kf</text:span><text:span text:style-name="T1">_writeup.pdf<text:tab/><text:tab/><text:tab/>This </text:span><text:span text:style-name="T3">D</text:span><text:span text:style-name="T1">ocument</text:span></text:p>
      <text:p text:style-name="P2"><text:tab/><text:span text:style-name="T7">src/<text:tab/><text:tab/><text:tab/><text:tab/><text:tab/><text:tab/><text:tab/>Edited code</text:span></text:p>
      <text:p text:style-name="P2"><text:tab/><text:tab/><text:span text:style-name="T8">ukf.cpp</text:span></text:p>
      <text:p text:style-name="P2"><text:tab/><text:tab/><text:span text:style-name="T8">ukf.h</text:span></text:p>
      <text:p text:style-name="P2"><text:tab/><text:tab/><text:span text:style-name="T7">tools.cpp</text:span></text:p>
      <text:p text:style-name="P5"/>
      <text:h text:style-name="P13" text:outline-level="1">2 Notes</text:h>
      <text:p text:style-name="P6"/>
      <text:p text:style-name="P3">This project doesn’t ask for a writeup, but I wanted to include some notes, for my future self, if nothing else. <text:s/></text:p>
      <text:h text:style-name="Heading_20_3" text:outline-level="3">2.1 <text:span text:style-name="T8">Normalizing Angles</text:span></text:h>
      <text:p text:style-name="P10">After being told to normalize angles so many times, I had an insidious bug when predicting the values for each sigma point, as I was normalizing the anglies before predicting the new values, and this understandably created problems when switching between +pi and -pi. <text:s/></text:p>
      <text:h text:style-name="P9" text:outline-level="3">2.<text:span text:style-name="T8">2</text:span> Coordinate System</text:h>
      <text:p text:style-name="P4">The coordinate system the simulator uses seems to be objective, but in the context of a self driving car, it would make more sense to be if it were subjective, with the car always at the origin, and the x-axis running down the center of the car. <text:s/>That way, we wouldn’t have to track the car’s position in addition to other objects. <text:s/>We could easily add the car’s acceleration and movement to the filter for more accurate predictions of their positions and velocities of other objects, relative to the car. <text:s/></text:p>
      <text:h text:style-name="P9" text:outline-level="3">2.<text:span text:style-name="T8">3</text:span> <text:span text:style-name="T8">Process Noise Values</text:span></text:h>
      <text:p text:style-name="P10">I found the values for process noise by trial and error based on the NIS (how many samples exceeded the 5% limit), but I could imagine some code that adapts them based on past performance. <text:s/>Getting that right would be tricky, since you’d want a strong low pass filter. <text:s/>Also, I think accuracy would improve if we vary std_a_ and std_yawdd_ so that std_yawdd_ is <text:soft-page-break/>smaller when velocity is high (since we can’t turn tightly at high speed- a measurement off the current path is more likely due to noise than a real turn), and likewise, if std_a_ is smaller when yaw is high (since a vehicle can’t accelerate heavily when turning tightly). <text:s/>Getting that right would take some experimenting, and I’d be more confident of it working if I knew where the data came from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20:09:09.623167255</meta:creation-date>
    <meta:generator>LibreOffice/5.1.6.2$Linux_X86_64 LibreOffice_project/10m0$Build-2</meta:generator>
    <dc:date>2017-10-21T21:40:05.755945788</dc:date>
    <meta:editing-duration>P1DT1H5M19S</meta:editing-duration>
    <meta:editing-cycles>65</meta:editing-cycles>
    <meta:document-statistic meta:table-count="0" meta:image-count="0" meta:object-count="0" meta:page-count="2" meta:paragraph-count="16" meta:word-count="320" meta:character-count="1872" meta:non-whitespace-character-count="1539"/>
  </office:meta>
</office:document-meta>
</file>